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d2c" officeooo:paragraph-rsid="00070d2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0d2c" officeooo:paragraph-rsid="00070d2c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70d2c"/>
    </style:style>
    <style:style style:name="T1" style:family="text">
      <style:text-properties officeooo:rsid="00070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dedores de Hardware y OpenMP</text:p>
      <text:p text:style-name="P1"/>
      <text:list xml:id="list6368773206292581195" text:style-name="L1">
        <text:list-item>
          <text:p text:style-name="P2">Para el caso de Nvidia se tiene que esta empresa no sólo utiliza y promueve activamente el uso de OpenMP sino que desde el 2011 hace parte de los grupos de discusión y contribución para su desarrollo. La versión 4.0 de OpenMP lanzada en el 2013 incluía aceleradores propuestos por Nvidia.</text:p>
          <text:p text:style-name="P2"/>
        </text:list-item>
        <text:list-item>
          <text:p text:style-name="P2">Intel, por su lado genera sus propias librerías y directivas de OpenMP (intel openmp runtime library) <text:a xlink:type="simple" xlink:href="https://www.openmprtl.org/">https://www.openmprtl.org/</text:a>. Esta librería está dirigida para productos más comerciales.</text:p>
          <text:p text:style-name="P2"/>
        </text:list-item>
        <text:list-item>
          <text:p text:style-name="P3"><text:span text:style-name="T1">Para el caso de Fujitsu, entre otras, se encuentra una aplicación muy específica y esta es la implementación para la supercomputadora de Fujitsu </text:span>PRIMEHPC FX100 <text:span text:style-name="T1">con todas las directivas para utilizarla en esta arquitectura ccNUMA. Además de esto cuenta con una traducción de OpenMP al japoné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0:39:04.573723512</meta:creation-date>
    <dc:date>2015-06-20T10:53:22.309732624</dc:date>
    <meta:editing-duration>P0D</meta:editing-duration>
    <meta:editing-cycles>1</meta:editing-cycles>
    <meta:document-statistic meta:table-count="0" meta:image-count="0" meta:object-count="0" meta:page-count="1" meta:paragraph-count="6" meta:word-count="132" meta:character-count="805" meta:non-whitespace-character-count="682"/>
    <meta:generator>LibreOffice/4.2.8.2$Linux_x86 LibreOffice_project/420m0$Build-2</meta:generator>
  </office:meta>
</office:document-meta>
</file>